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with Vegetable Dyes</text:p>
      <text:p text:style-name="P2"/>
      <text:p text:style-name="P2"/>
      <text:p text:style-name="P2"/>
      <text:p text:style-name="P2"/>
      <text:p text:style-name="P3">What kind of fiber:</text:p>
      <text:p text:style-name="P2">Some fibers are easier to dye than others. </text:p>
      <text:p text:style-name="P2">Wool works with almost any dye plant.</text:p>
      <text:p text:style-name="P2">Cotton works with only a few natural dyes.</text:p>
      <text:p text:style-name="P2">I haven't worked silk or linen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ie jamison</meta:initial-creator>
    <meta:creation-date>2015-05-08T20:29:35.72</meta:creation-date>
    <meta:document-statistic meta:table-count="0" meta:image-count="0" meta:object-count="0" meta:page-count="1" meta:paragraph-count="6" meta:word-count="37" meta:character-count="199"/>
    <dc:date>2015-05-08T20:59:22.55</dc:date>
    <dc:creator>jamie jamison</dc:creator>
    <meta:editing-duration>PT14M36S</meta:editing-duration>
    <meta:editing-cycles>1</meta:editing-cycles>
    <meta:generator>OpenOffice/4.1.1$Win32 OpenOffice.org_project/411m6$Build-9775</meta:generator>
  </office:meta>
</office:document-meta>
</file>